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10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08:47:39.2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27T09:00:07.313000000</dc:date>
    <meta:editing-duration>PT18H57M52S</meta:editing-duration>
    <meta:editing-cycles>276</meta:editing-cycles>
    <meta:generator>LibreOffice/7.2.5.2$Windows_X86_64 LibreOffice_project/499f9727c189e6ef3471021d6132d4c694f357e5</meta:generator>
    <meta:document-statistic meta:table-count="1" meta:cell-count="6524" meta:object-count="0"/>
  </office:meta>
</office:document-meta>
</file>